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53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52mm"/>
    </style:style>
    <style:style style:name="ro1" style:family="table-row">
      <style:table-row-properties style:row-height="9.4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13mm" fo:break-before="auto" style:use-optimal-row-height="true"/>
    </style:style>
    <style:style style:name="ro4" style:family="table-row">
      <style:table-row-properties style:row-height="4.6mm" fo:break-before="auto" style:use-optimal-row-height="true"/>
    </style:style>
    <style:style style:name="ro5" style:family="table-row">
      <style:table-row-properties style:row-height="11.98mm" fo:break-before="auto" style:use-optimal-row-height="true"/>
    </style:style>
    <style:style style:name="ro6" style:family="table-row">
      <style:table-row-properties style:row-height="19.67mm" fo:break-before="auto" style:use-optimal-row-height="true"/>
    </style:style>
    <style:style style:name="ro7" style:family="table-row">
      <style:table-row-properties style:row-height="15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Нейронные сети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Баев Даниил Николаевич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Габдрафиков Ильгиз Радикович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Габдуллин Булат Ильдарович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Габдуллин Данил Евгеньевич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Галеева Алина Маратовна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Галимова Чулпан Дамировна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Галиуллин Ильгам Тагирович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Гарейшина Анастасия Евгеньевна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Гафуров Ренат Фанисович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Джангидзе Леван Зурабович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Ежков Александр Григорьевич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Зеленов Роман Алексеевич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Иксанов Азат Ринатович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Казаков Герман Ильдарович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Кинзябаев Ильгиз Рамилевич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Манченко Карина Юрьевна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Мирзялалов Рашит Булатович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Муллаянов Айнур Ильфакович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Нургалиева Алия Робертовна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Сунгатуллин Марат Фердинантович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Шайдуллин Ильшат Рустемович</text:p>
          </table:table-cell>
          <table:table-cell/>
        </table:table-row>
      </table:table>
      <table:table table:name="753" table:style-name="ta1">
        <table:table-column table:style-name="co3" table:default-cell-style-name="ce1"/>
        <table:table-column table:style-name="co2" table:default-cell-style-name="ce2"/>
        <table:table-column table:style-name="co3" table:default-cell-style-name="ce5"/>
        <table:table-column table:style-name="co3" table:number-columns-repeated="13" table:default-cell-style-name="Default"/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Лабораторная 1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2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3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4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5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6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4">
          <table:table-cell table:number-columns-repeated="2"/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Валиева Гульназ Ильгизовна</text:p>
          </table:table-cell>
          <table:table-cell table:style-name="ce4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Гараева Диляра Равилев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dilyaragaraeva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Гарейшин Азат Артурович</text:p>
          </table:table-cell>
          <table:table-cell table:style-name="ce4"/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Дахер Ренат Насер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Диярова Дина Ильдаровна</text:p>
          </table:table-cell>
          <table:table-cell table:style-name="ce4"/>
          <table:table-cell table:number-columns-repeated="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Жеребцов Григорий Алексее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enotMain/OODB/issues/1" xlink:type="simple">https://github.com/enotMain/OODB/issues/1</text:a>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Зубрилин Роман Витальевич</text:p>
          </table:table-cell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Магасумов Никита Евгенье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magasumovn/oodb" xlink:type="simple">https://github.com/magasumovn/oodb</text:a>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Максютов Марсель Уралович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marsellie/oodb 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Миникеев Алмаз Ахсян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wasde08/oodb/tree/master" xlink:type="simple">https://github.com/wasde08/oodb/tree/master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Мищенко Денис Витальевич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mishchets/OODB/issues/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Мухутдинова София Фаритовна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github.com/Sofiya753/oodb" xlink:type="simple">https://github.com/Sofiya753/oodb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Насыров Айдар Айрат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TatProg/OODB" xlink:type="simple">https://github.com/TatProg/OODB</text:a></text:p>
          </table:table-cell>
          <table:table-cell table:number-columns-repeated="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Нугуманова Анна Альбертовна</text:p>
          </table:table-cell>
          <table:table-cell table:number-columns-repeated="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Плотницкий Анатолий Сергеевич</text:p>
          </table:table-cell>
          <table:table-cell table:style-name="ce4"/>
          <table:table-cell table:number-columns-repeated="13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Разуткин Игорь Олег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IORazutkin/OODB" xlink:type="simple">https://github.com/IORazutkin/OODB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Сагдатов Фаиль Фазылович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magnat1c/oodb.git" xlink:type="simple">https://github.com/magnat1c/oodb.git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Сахно Владислав Витальевич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github.com/VladislavSakhno13/database.git" xlink:type="simple">https://github.com/VladislavSakhno13/database.git</text:a></text:p>
          </table:table-cell>
          <table:table-cell table:number-columns-repeated="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Сергеев Александр Дмитриевич</text:p>
          </table:table-cell>
          <table:table-cell table:style-name="ce4"/>
          <table:table-cell table:number-columns-repeated="1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Тихонов Антон Эдуардович</text:p>
          </table:table-cell>
          <table:table-cell table:number-columns-repeated="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Хаматянов Марсель Ильгизович</text:p>
          </table:table-cell>
          <table:table-cell table:style-name="Default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MIHamatyanov/oodb" xlink:type="simple">https://github.com/MIHamatyanov/oodb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</table:table>
      <table:table table:name="75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5"/>
        <table:table-column table:style-name="co3" table:number-columns-repeated="13" table:default-cell-style-name="Default"/>
        <table:table-row table:style-name="ro4">
          <table:table-cell table:number-columns-repeated="2"/>
          <table:table-cell table:style-name="ce3" office:value-type="string" calcext:value-type="string" table:number-columns-spanned="2" table:number-rows-spanned="1">
            <text:p>Лабораторная 1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2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3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4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5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6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4">
          <table:table-cell table:number-columns-repeated="2"/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Баев Даниил Николаевич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Габдрафиков Ильгиз Радикович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github.com/BbeHumble/oodb" xlink:type="simple">https://github.com/BbeHumble/oodb</text:a>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Габдуллин Булат Ильдарович</text:p>
          </table:table-cell>
          <table:table-cell table:number-columns-repeated="1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Габдуллин Данил Евгеньевич</text:p>
          </table:table-cell>
          <table:table-cell table:number-columns-repeated="14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Галеева Алина Маратов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LinaRise/oodb/tree/master/lab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https://github.com/LinaRise/oodb/tree/master/lab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Галимова Чулпан Дамировна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github.com/ChulpanG/oodb.git" xlink:type="simple">https://github.com/ChulpanG/oodb.</text:a></text:p>
          </table:table-cell>
          <table:table-cell table:number-columns-repeated="5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Галиуллин Ильгам Тагирович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Гарейшина Анастасия Евгеньевна</text:p>
          </table:table-cell>
          <table:table-cell table:number-columns-repeated="1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Гафуров Ренат Фанисович</text:p>
          </table:table-cell>
          <table:table-cell table:number-columns-repeated="1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Джангидзе Леван Зурабович</text:p>
          </table:table-cell>
          <table:table-cell table:number-columns-repeated="1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Ежков Александр Григорьевич</text:p>
          </table:table-cell>
          <table:table-cell table:number-columns-repeated="1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Зеленов Роман Алексеевич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github.com/razelenov/oodb/tree/master/lab1" xlink:type="simple">https://github.com/razelenov/oodb/tree/master/lab1</text:a>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github.com/razelenov/oodb/tree/master/lab2" xlink:type="simple">https://github.com/razelenov/oodb/tree/master/lab2</text:a> 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Иксанов Азат Ринатович</text:p>
          </table:table-cell>
          <table:table-cell table:number-columns-repeated="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Казаков Герман Ильдарович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github.com/ksenikeev/oodb/issues/10" xlink:type="simple">https://github.com/NightSkyAsHate/oodb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Кинзябаев Ильгиз Рамилевич</text:p>
          </table:table-cell>
          <table:table-cell table:number-columns-repeated="1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Манченко Карина Юрьевна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Мирзялалов Рашит Булатович</text:p>
          </table:table-cell>
          <table:table-cell table:number-columns-repeated="1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Муллаянов Айнур Ильфакович</text:p>
          </table:table-cell>
          <table:table-cell table:number-columns-repeated="14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Нургалиева Алия Робертов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aliyaverycool99/DB/blob/master/Lub1_09-751_Нургалиева.txt" xlink:type="simple">https://github.com/aliyaverycool99/DB/blob/master/Lub1_09-751_Нургалиева.txt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Сунгатуллин Марат Фердинантович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github.com/Sunmar1/Database/tree/master/lab1" xlink:type="simple">https://github.com/Sunmar1/Database/tree/master/lab1</text:a>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Шайдуллин Ильшат Рустемович</text:p>
          </table:table-cell>
          <table:table-cell table:style-name="Default"/>
          <table:table-cell table:number-columns-repeated="13"/>
        </table:table-row>
      </table:table>
      <table:table table:name="752" table:style-name="ta1">
        <table:table-column table:style-name="co3" table:default-cell-style-name="Default"/>
        <table:table-column table:style-name="co4" table:default-cell-style-name="ce6"/>
        <table:table-column table:style-name="co3" table:number-columns-repeated="4" table:default-cell-style-name="ce5"/>
        <table:table-column table:style-name="co3" table:number-columns-repeated="10" table:default-cell-style-name="Default"/>
        <table:table-row table:style-name="ro4">
          <table:table-cell table:style-name="ce6"/>
          <table:table-cell table:style-name="ce7"/>
          <table:table-cell table:style-name="ce3" office:value-type="string" calcext:value-type="string" table:number-columns-spanned="2" table:number-rows-spanned="1">
            <text:p>Лабораторная 1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Лабораторная 2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Лабораторная 3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4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5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6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4">
          <table:table-cell table:style-name="ce6"/>
          <table:table-cell table:style-name="ce7"/>
          <table:table-cell table:style-name="ce4" office:value-type="string" calcext:value-type="string">
            <text:p>зачет</text:p>
          </table:table-cell>
          <table:table-cell table:style-name="Default"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table:style-name="Default"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3">
          <table:table-cell/>
          <table:table-cell office:value-type="string" calcext:value-type="string">
            <text:p>Ахматгалеев Ирек Ильдарович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github.com/iakhmatgaleev/oodb" xlink:type="simple">https://github.com/iakhmatgaleev/oodb</text:a>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Ахметова Камила Артуровна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Бекчанов Шохзод Дилшод Угли</text:p>
          </table:table-cell>
          <table:table-cell table:number-columns-repeated="14"/>
        </table:table-row>
        <table:table-row table:style-name="ro7">
          <table:table-cell/>
          <table:table-cell office:value-type="string" calcext:value-type="string">
            <text:p>Дмитерчук Артур Владимирович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Елауркин Николай Анатольевич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Еникеева Аделя Искандеровна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github.com/adiseenn/lab1" xlink:type="simple">https://github.com/adiseenn/lab1</text:a>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Залялиев Айдар Рустамович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Зяблов Никита Сергеевич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Максютин Данил Игоревич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Миндубаев Артур Рифкатович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https://github.com/Mindubaev/oodb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https://github.com/Mindubaev/oodb/blob/master/lab2/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Отабоев Диас Алишер Угли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Панцырева Ольга Алексеевна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github.com/OlyaPancyreva/OODB/tree/master/lab1" xlink:type="simple">https://github.com/OlyaPancyreva/OODB/tree/master/lab1</text:a>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github.com/OlyaPancyreva/OODB/tree/master/lab2" xlink:type="simple">https://github.com/OlyaPancyreva/OODB/tree/master/lab2</text:a></text:p>
          </table:table-cell>
          <table:table-cell table:number-columns-repeated="10"/>
        </table:table-row>
        <table:table-row table:style-name="ro7">
          <table:table-cell/>
          <table:table-cell office:value-type="string" calcext:value-type="string">
            <text:p>Пасмурнов Александр Владиславович</text:p>
          </table:table-cell>
          <table:table-cell table:number-columns-repeated="14"/>
        </table:table-row>
        <table:table-row table:style-name="ro7">
          <table:table-cell/>
          <table:table-cell office:value-type="string" calcext:value-type="string">
            <text:p>Романова Евгения Владимировна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Созонов Данил Александрович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github.com/DanilSozonov/men_v1" xlink:type="simple">https://github.com/DanilSozonov/men_v1</text:a> 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Томкевич Дмитрий Алексеевич</text:p>
          </table:table-cell>
          <table:table-cell table:number-columns-repeated="14"/>
        </table:table-row>
        <table:table-row table:style-name="ro7">
          <table:table-cell/>
          <table:table-cell office:value-type="string" calcext:value-type="string">
            <text:p>Ужакин Данил Владимирович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Хабаров Андрей Алексеевич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Хамутдинов Тимур Айдарович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Холов Мухсин Мусоевич</text:p>
          </table:table-cell>
          <table:table-cell table:style-name="Default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.00.0000</text:date>, <text:time style:data-style-name="N2" text:time-value="09:16:36.21408015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2:57:36.501347261</meta:creation-date>
    <dc:date>2019-11-02T12:24:40.323775288</dc:date>
    <meta:editing-duration>P8DT23H43M57S</meta:editing-duration>
    <meta:editing-cycles>86</meta:editing-cycles>
    <meta:generator>LibreOffice/6.1.2.1$MacOSX_X86_64 LibreOffice_project/65905a128db06ba48db947242809d14d3f9a93fe</meta:generator>
    <meta:document-statistic meta:table-count="4" meta:cell-count="309" meta:object-count="0"/>
    <meta:user-defined meta:name=""/>
  </office:meta>
</office:document-meta>
</file>